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Charge_Delai" table:style-name="ta1">
        <table:shapes>
          <draw:frame draw:z-index="0" draw:style-name="gr1" draw:text-style-name="P1" svg:width="158.53mm" svg:height="105.19mm" svg:x="128.59mm" svg:y="7.17mm">
            <loext:p draw:notify-on-update-of-ranges="Graph_Charge_Delai.A1:Graph_Charge_Delai.A1 Graph_Charge_Delai.A2:Graph_Charge_Delai.A24 Graph_Charge_Delai.B1:Graph_Charge_Delai.B1 Graph_Charge_Delai.B2:Graph_Charge_Delai.B24 Graph_Charge_Delai.A1:Graph_Charge_Delai.A1 Graph_Charge_Delai.A2:Graph_Charge_Delai.A24 Graph_Charge_Delai.C1:Graph_Charge_Delai.C1 Graph_Charge_Delai.C2:Graph_Charge_Delai.C24 Graph_Charge_Delai.A1:Graph_Charge_Delai.A1 Graph_Charge_Delai.A2:Graph_Charge_Delai.A24 Graph_Charge_Delai.D1:Graph_Charge_Delai.D1 Graph_Charge_Delai.D2:Graph_Charge_Delai.D24 Graph_Charge_Delai.A1:Graph_Charge_Delai.A1 Graph_Charge_Delai.A2:Graph_Charge_Delai.A24 Graph_Charge_Delai.E1:Graph_Charge_Delai.E1 Graph_Charge_Delai.E2:Graph_Charge_Delai.E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RR Proche</text:p>
          </table:table-cell>
          <table:table-cell office:value-type="string" calcext:value-type="string">
            <text:p>RR Loin</text:p>
          </table:table-cell>
          <table:table-cell office:value-type="string" calcext:value-type="string">
            <text:p>MaxSNR Proche</text:p>
          </table:table-cell>
          <table:table-cell office:value-type="string" calcext:value-type="string">
            <text:p>MaxSNR Lo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39393939393939" calcext:value-type="float">
            <text:p>3,3939393939</text:p>
          </table:table-cell>
          <table:table-cell office:value-type="float" office:value="0" calcext:value-type="float">
            <text:p>0</text:p>
          </table:table-cell>
          <table:table-cell office:value-type="float" office:value="3.06060606060606" calcext:value-type="float">
            <text:p>3,06060606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.5606060606061" calcext:value-type="float">
            <text:p>23,5606060606</text:p>
          </table:table-cell>
          <table:table-cell office:value-type="float" office:value="0" calcext:value-type="float">
            <text:p>0</text:p>
          </table:table-cell>
          <table:table-cell office:value-type="float" office:value="21.8787878787879" calcext:value-type="float">
            <text:p>21,87878787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.4545454545455" calcext:value-type="float">
            <text:p>50,4545454545</text:p>
          </table:table-cell>
          <table:table-cell office:value-type="float" office:value="0" calcext:value-type="float">
            <text:p>0</text:p>
          </table:table-cell>
          <table:table-cell office:value-type="float" office:value="46.7575757575758" calcext:value-type="float">
            <text:p>46,7575757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27272727272727" calcext:value-type="float">
            <text:p>6,2727272727</text:p>
          </table:table-cell>
          <table:table-cell office:value-type="float" office:value="73.3636363636364" calcext:value-type="float">
            <text:p>73,3636363636</text:p>
          </table:table-cell>
          <table:table-cell office:value-type="float" office:value="5.78787878787879" calcext:value-type="float">
            <text:p>5,7878787879</text:p>
          </table:table-cell>
          <table:table-cell office:value-type="float" office:value="68.6212121212121" calcext:value-type="float">
            <text:p>68,6212121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2272727272727" calcext:value-type="float">
            <text:p>17,2272727273</text:p>
          </table:table-cell>
          <table:table-cell office:value-type="float" office:value="97.030303030303" calcext:value-type="float">
            <text:p>97,0303030303</text:p>
          </table:table-cell>
          <table:table-cell office:value-type="float" office:value="16.2424242424242" calcext:value-type="float">
            <text:p>16,2424242424</text:p>
          </table:table-cell>
          <table:table-cell office:value-type="float" office:value="90.6969696969697" calcext:value-type="float">
            <text:p>90,696969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.5909090909091" calcext:value-type="float">
            <text:p>31,5909090909</text:p>
          </table:table-cell>
          <table:table-cell office:value-type="float" office:value="116.727272727273" calcext:value-type="float">
            <text:p>116,7272727273</text:p>
          </table:table-cell>
          <table:table-cell office:value-type="float" office:value="29.8030303030303" calcext:value-type="float">
            <text:p>29,803030303</text:p>
          </table:table-cell>
          <table:table-cell office:value-type="float" office:value="109.909090909091" calcext:value-type="float">
            <text:p>109,90909090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3939393939394" calcext:value-type="float">
            <text:p>46,3939393939</text:p>
          </table:table-cell>
          <table:table-cell office:value-type="float" office:value="137.30303030303" calcext:value-type="float">
            <text:p>137,303030303</text:p>
          </table:table-cell>
          <table:table-cell office:value-type="float" office:value="43.969696969697" calcext:value-type="float">
            <text:p>43,9696969697</text:p>
          </table:table-cell>
          <table:table-cell office:value-type="float" office:value="135.424242424242" calcext:value-type="float">
            <text:p>135,42424242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.6666666666667" calcext:value-type="float">
            <text:p>62,6666666667</text:p>
          </table:table-cell>
          <table:table-cell office:value-type="float" office:value="160.333333333333" calcext:value-type="float">
            <text:p>160,3333333333</text:p>
          </table:table-cell>
          <table:table-cell office:value-type="float" office:value="63.2272727272727" calcext:value-type="float">
            <text:p>63,2272727273</text:p>
          </table:table-cell>
          <table:table-cell office:value-type="float" office:value="159.712121212121" calcext:value-type="float">
            <text:p>159,71212121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.2121212121212" calcext:value-type="float">
            <text:p>81,2121212121</text:p>
          </table:table-cell>
          <table:table-cell office:value-type="float" office:value="184.393939393939" calcext:value-type="float">
            <text:p>184,3939393939</text:p>
          </table:table-cell>
          <table:table-cell office:value-type="float" office:value="81.3636363636364" calcext:value-type="float">
            <text:p>81,3636363636</text:p>
          </table:table-cell>
          <table:table-cell office:value-type="float" office:value="184.666666666667" calcext:value-type="float">
            <text:p>184,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.454545454545" calcext:value-type="float">
            <text:p>100,4545454545</text:p>
          </table:table-cell>
          <table:table-cell office:value-type="float" office:value="206.621212121212" calcext:value-type="float">
            <text:p>206,6212121212</text:p>
          </table:table-cell>
          <table:table-cell office:value-type="float" office:value="101.530303030303" calcext:value-type="float">
            <text:p>101,5303030303</text:p>
          </table:table-cell>
          <table:table-cell office:value-type="float" office:value="206.424242424242" calcext:value-type="float">
            <text:p>206,42424242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9.424242424242" calcext:value-type="float">
            <text:p>119,4242424242</text:p>
          </table:table-cell>
          <table:table-cell office:value-type="float" office:value="228.727272727273" calcext:value-type="float">
            <text:p>228,7272727273</text:p>
          </table:table-cell>
          <table:table-cell office:value-type="float" office:value="120" calcext:value-type="float">
            <text:p>120</text:p>
          </table:table-cell>
          <table:table-cell office:value-type="float" office:value="228.424242424242" calcext:value-type="float">
            <text:p>228,42424242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8.833333333333" calcext:value-type="float">
            <text:p>138,8333333333</text:p>
          </table:table-cell>
          <table:table-cell office:value-type="float" office:value="249.424242424242" calcext:value-type="float">
            <text:p>249,4242424242</text:p>
          </table:table-cell>
          <table:table-cell office:value-type="float" office:value="139.651515151515" calcext:value-type="float">
            <text:p>139,6515151515</text:p>
          </table:table-cell>
          <table:table-cell office:value-type="float" office:value="248.833333333333" calcext:value-type="float">
            <text:p>248,8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7.227272727273" calcext:value-type="float">
            <text:p>157,2272727273</text:p>
          </table:table-cell>
          <table:table-cell office:value-type="float" office:value="270.121212121212" calcext:value-type="float">
            <text:p>270,1212121212</text:p>
          </table:table-cell>
          <table:table-cell office:value-type="float" office:value="157.257575757576" calcext:value-type="float">
            <text:p>157,2575757576</text:p>
          </table:table-cell>
          <table:table-cell office:value-type="float" office:value="269.681818181818" calcext:value-type="float">
            <text:p>269,68181818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.590909090909" calcext:value-type="float">
            <text:p>175,5909090909</text:p>
          </table:table-cell>
          <table:table-cell office:value-type="float" office:value="288.939393939394" calcext:value-type="float">
            <text:p>288,9393939394</text:p>
          </table:table-cell>
          <table:table-cell office:value-type="float" office:value="175.681818181818" calcext:value-type="float">
            <text:p>175,6818181818</text:p>
          </table:table-cell>
          <table:table-cell office:value-type="float" office:value="287.545454545455" calcext:value-type="float">
            <text:p>287,54545454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2.712121212121" calcext:value-type="float">
            <text:p>192,7121212121</text:p>
          </table:table-cell>
          <table:table-cell office:value-type="float" office:value="306.787878787879" calcext:value-type="float">
            <text:p>306,7878787879</text:p>
          </table:table-cell>
          <table:table-cell office:value-type="float" office:value="192.454545454545" calcext:value-type="float">
            <text:p>192,4545454545</text:p>
          </table:table-cell>
          <table:table-cell office:value-type="float" office:value="305.045454545455" calcext:value-type="float">
            <text:p>305,045454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9.787878787879" calcext:value-type="float">
            <text:p>209,7878787879</text:p>
          </table:table-cell>
          <table:table-cell office:value-type="float" office:value="322.575757575758" calcext:value-type="float">
            <text:p>322,5757575758</text:p>
          </table:table-cell>
          <table:table-cell office:value-type="float" office:value="209.621212121212" calcext:value-type="float">
            <text:p>209,6212121212</text:p>
          </table:table-cell>
          <table:table-cell office:value-type="float" office:value="320.787878787879" calcext:value-type="float">
            <text:p>320,78787878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.772727272727" calcext:value-type="float">
            <text:p>225,7727272727</text:p>
          </table:table-cell>
          <table:table-cell office:value-type="float" office:value="338.939393939394" calcext:value-type="float">
            <text:p>338,9393939394</text:p>
          </table:table-cell>
          <table:table-cell office:value-type="float" office:value="224.80303030303" calcext:value-type="float">
            <text:p>224,803030303</text:p>
          </table:table-cell>
          <table:table-cell office:value-type="float" office:value="336.939393939394" calcext:value-type="float">
            <text:p>336,93939393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1.287878787879" calcext:value-type="float">
            <text:p>241,2878787879</text:p>
          </table:table-cell>
          <table:table-cell office:value-type="float" office:value="353.787878787879" calcext:value-type="float">
            <text:p>353,7878787879</text:p>
          </table:table-cell>
          <table:table-cell office:value-type="float" office:value="240.30303030303" calcext:value-type="float">
            <text:p>240,303030303</text:p>
          </table:table-cell>
          <table:table-cell office:value-type="float" office:value="352.030303030303" calcext:value-type="float">
            <text:p>352,03030303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.5" calcext:value-type="float">
            <text:p>255,5</text:p>
          </table:table-cell>
          <table:table-cell office:value-type="float" office:value="368.909090909091" calcext:value-type="float">
            <text:p>368,9090909091</text:p>
          </table:table-cell>
          <table:table-cell office:value-type="float" office:value="254.181818181818" calcext:value-type="float">
            <text:p>254,1818181818</text:p>
          </table:table-cell>
          <table:table-cell office:value-type="float" office:value="366.69696969697" calcext:value-type="float">
            <text:p>366,696969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8:38:09.007404474</dc:date>
    <meta:editing-duration>PT1M51S</meta:editing-duration>
    <meta:editing-cycles>1</meta:editing-cycles>
    <meta:document-statistic meta:table-count="1" meta:cell-count="14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54cm" svg:height="10.52cm" xlink:href=".." xlink:type="simple" chart:class="chart:scatter" chart:style-name="ch1">
        <chart:legend chart:legend-position="end" svg:x="11.944cm" svg:y="4.214cm" style:legend-expansion="high" chart:style-name="ch2"/>
        <chart:plot-area chart:style-name="ch3" table:cell-range-address="Graph_Charge_Delai.A1:Graph_Charge_Delai.E24" chart:data-source-has-labels="row" svg:x="1.328cm" svg:y="0.21cm" svg:width="10.299cm" svg:height="9.119cm">
          <chartooo:coordinate-region svg:x="2.135cm" svg:y="0.409cm" svg:width="9.305cm" svg:height="8.273cm"/>
          <chart:axis chart:dimension="x" chart:name="primary-x" chart:style-name="ch4">
            <chart:title svg:x="4.316cm" svg:y="9.539cm" chart:style-name="ch5">
              <text:p>Charge (nombre d'utilisateur)</text:p>
            </chart:title>
          </chart:axis>
          <chart:axis chart:dimension="y" chart:name="primary-y" chart:style-name="ch4">
            <chart:title svg:x="0.451cm" svg:y="5.21cm" chart:style-name="ch6">
              <text:p>Délai</text:p>
            </chart:title>
            <chart:grid chart:style-name="ch7" chart:class="major"/>
          </chart:axis>
          <chart:series chart:style-name="ch8" chart:values-cell-range-address="Graph_Charge_Delai.B2:Graph_Charge_Delai.B24" chart:label-cell-address="Graph_Charge_Delai.B1:Graph_Charge_Delai.B1" chart:class="chart:scatter">
            <chart:domain table:cell-range-address="Graph_Charge_Delai.A2:Graph_Charge_Delai.A24"/>
            <chart:data-point chart:repeated="23"/>
          </chart:series>
          <chart:series chart:style-name="ch9" chart:values-cell-range-address="Graph_Charge_Delai.C2:Graph_Charge_Delai.C24" chart:label-cell-address="Graph_Charge_Delai.C1:Graph_Charge_Delai.C1" chart:class="chart:scatter">
            <chart:data-point chart:repeated="23"/>
          </chart:series>
          <chart:series chart:style-name="ch10" chart:values-cell-range-address="Graph_Charge_Delai.D2:Graph_Charge_Delai.D24" chart:label-cell-address="Graph_Charge_Delai.D1:Graph_Charge_Delai.D1" chart:class="chart:scatter">
            <chart:data-point chart:repeated="23"/>
          </chart:series>
          <chart:series chart:style-name="ch11" chart:values-cell-range-address="Graph_Charge_Delai.E2:Graph_Charge_Delai.E24" chart:label-cell-address="Graph_Charge_Delai.E1:Graph_Charge_Delai.E1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 Proche</text:p>
                <draw:g>
                  <svg:desc>Graph_Charge_Delai.B1:Graph_Charge_Delai.B1</svg:desc>
                </draw:g>
              </table:table-cell>
              <table:table-cell office:value-type="string">
                <text:p>RR Loin</text:p>
                <draw:g>
                  <svg:desc>Graph_Charge_Delai.C1:Graph_Charge_Delai.C1</svg:desc>
                </draw:g>
              </table:table-cell>
              <table:table-cell office:value-type="string">
                <text:p>MaxSNR Proche</text:p>
                <draw:g>
                  <svg:desc>Graph_Charge_Delai.D1:Graph_Charge_Delai.D1</svg:desc>
                </draw:g>
              </table:table-cell>
              <table:table-cell office:value-type="string">
                <text:p>MaxSNR Loin</text:p>
                <draw:g>
                  <svg:desc>Graph_Charge_Delai.E1:Graph_Charge_Dela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_Charge_Delai.A2:Graph_Charge_Delai.A24</svg:desc>
                </draw:g>
              </table:table-cell>
              <table:table-cell office:value-type="float" office:value="0">
                <text:p>0</text:p>
                <draw:g>
                  <svg:desc>Graph_Charge_Delai.B2:Graph_Charge_Delai.B24</svg:desc>
                </draw:g>
              </table:table-cell>
              <table:table-cell office:value-type="float" office:value="0">
                <text:p>0</text:p>
                <draw:g>
                  <svg:desc>Graph_Charge_Delai.C2:Graph_Charge_Delai.C24</svg:desc>
                </draw:g>
              </table:table-cell>
              <table:table-cell office:value-type="float" office:value="0">
                <text:p>0</text:p>
                <draw:g>
                  <svg:desc>Graph_Charge_Delai.D2:Graph_Charge_Delai.D24</svg:desc>
                </draw:g>
              </table:table-cell>
              <table:table-cell office:value-type="float" office:value="0">
                <text:p>0</text:p>
                <draw:g>
                  <svg:desc>Graph_Charge_Delai.E2:Graph_Charge_Delai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.39393939393939">
                <text:p>3.39393939393939</text:p>
              </table:table-cell>
              <table:table-cell office:value-type="float" office:value="0">
                <text:p>0</text:p>
              </table:table-cell>
              <table:table-cell office:value-type="float" office:value="3.06060606060606">
                <text:p>3.06060606060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3.5606060606061">
                <text:p>23.5606060606061</text:p>
              </table:table-cell>
              <table:table-cell office:value-type="float" office:value="0">
                <text:p>0</text:p>
              </table:table-cell>
              <table:table-cell office:value-type="float" office:value="21.8787878787879">
                <text:p>21.8787878787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0.4545454545455">
                <text:p>50.4545454545455</text:p>
              </table:table-cell>
              <table:table-cell office:value-type="float" office:value="0">
                <text:p>0</text:p>
              </table:table-cell>
              <table:table-cell office:value-type="float" office:value="46.7575757575758">
                <text:p>46.7575757575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.27272727272727">
                <text:p>6.27272727272727</text:p>
              </table:table-cell>
              <table:table-cell office:value-type="float" office:value="73.3636363636364">
                <text:p>73.3636363636364</text:p>
              </table:table-cell>
              <table:table-cell office:value-type="float" office:value="5.78787878787879">
                <text:p>5.78787878787879</text:p>
              </table:table-cell>
              <table:table-cell office:value-type="float" office:value="68.6212121212121">
                <text:p>68.6212121212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.2272727272727">
                <text:p>17.2272727272727</text:p>
              </table:table-cell>
              <table:table-cell office:value-type="float" office:value="97.030303030303">
                <text:p>97.030303030303</text:p>
              </table:table-cell>
              <table:table-cell office:value-type="float" office:value="16.2424242424242">
                <text:p>16.2424242424242</text:p>
              </table:table-cell>
              <table:table-cell office:value-type="float" office:value="90.6969696969697">
                <text:p>90.6969696969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1.5909090909091">
                <text:p>31.5909090909091</text:p>
              </table:table-cell>
              <table:table-cell office:value-type="float" office:value="116.727272727273">
                <text:p>116.727272727273</text:p>
              </table:table-cell>
              <table:table-cell office:value-type="float" office:value="29.8030303030303">
                <text:p>29.8030303030303</text:p>
              </table:table-cell>
              <table:table-cell office:value-type="float" office:value="109.909090909091">
                <text:p>109.909090909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6.3939393939394">
                <text:p>46.3939393939394</text:p>
              </table:table-cell>
              <table:table-cell office:value-type="float" office:value="137.30303030303">
                <text:p>137.30303030303</text:p>
              </table:table-cell>
              <table:table-cell office:value-type="float" office:value="43.969696969697">
                <text:p>43.969696969697</text:p>
              </table:table-cell>
              <table:table-cell office:value-type="float" office:value="135.424242424242">
                <text:p>135.424242424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63.2272727272727">
                <text:p>63.2272727272727</text:p>
              </table:table-cell>
              <table:table-cell office:value-type="float" office:value="159.712121212121">
                <text:p>159.712121212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81.2121212121212">
                <text:p>81.2121212121212</text:p>
              </table:table-cell>
              <table:table-cell office:value-type="float" office:value="184.393939393939">
                <text:p>184.393939393939</text:p>
              </table:table-cell>
              <table:table-cell office:value-type="float" office:value="81.3636363636364">
                <text:p>81.3636363636364</text:p>
              </table:table-cell>
              <table:table-cell office:value-type="float" office:value="184.666666666667">
                <text:p>184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00.454545454545">
                <text:p>100.454545454545</text:p>
              </table:table-cell>
              <table:table-cell office:value-type="float" office:value="206.621212121212">
                <text:p>206.621212121212</text:p>
              </table:table-cell>
              <table:table-cell office:value-type="float" office:value="101.530303030303">
                <text:p>101.530303030303</text:p>
              </table:table-cell>
              <table:table-cell office:value-type="float" office:value="206.424242424242">
                <text:p>206.424242424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.424242424242">
                <text:p>119.424242424242</text:p>
              </table:table-cell>
              <table:table-cell office:value-type="float" office:value="228.727272727273">
                <text:p>228.727272727273</text:p>
              </table:table-cell>
              <table:table-cell office:value-type="float" office:value="120">
                <text:p>120</text:p>
              </table:table-cell>
              <table:table-cell office:value-type="float" office:value="228.424242424242">
                <text:p>228.424242424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38.833333333333">
                <text:p>138.833333333333</text:p>
              </table:table-cell>
              <table:table-cell office:value-type="float" office:value="249.424242424242">
                <text:p>249.424242424242</text:p>
              </table:table-cell>
              <table:table-cell office:value-type="float" office:value="139.651515151515">
                <text:p>139.651515151515</text:p>
              </table:table-cell>
              <table:table-cell office:value-type="float" office:value="248.833333333333">
                <text:p>248.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57.227272727273">
                <text:p>157.227272727273</text:p>
              </table:table-cell>
              <table:table-cell office:value-type="float" office:value="270.121212121212">
                <text:p>270.121212121212</text:p>
              </table:table-cell>
              <table:table-cell office:value-type="float" office:value="157.257575757576">
                <text:p>157.257575757576</text:p>
              </table:table-cell>
              <table:table-cell office:value-type="float" office:value="269.681818181818">
                <text:p>269.681818181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